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svg:stroke-width="0.6cm" svg:stroke-color="#3333ff" draw:marker-start-width="2cm" draw:marker-end-width="2cm" draw:fill="none" draw:textarea-vertical-align="middle" fo:padding-top="0.425cm" fo:padding-bottom="0.425cm" fo:padding-left="0.55cm" fo:padding-right="0.5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draw:stroke="dash" draw:stroke-dash="Fine_20_Dashed" svg:stroke-width="0.6cm" svg:stroke-color="#009900" draw:marker-start-width="2cm" draw:marker-end-width="2cm" draw:fill="none" draw:textarea-vertical-align="middle" fo:padding-top="0.425cm" fo:padding-bottom="0.425cm" fo:padding-left="0.55cm" fo:padding-right="0.55cm"/>
    </style:style>
    <style:style style:name="gr4" style:family="graphic" style:parent-style-name="objectwithoutfill">
      <style:graphic-properties draw:stroke="dash" draw:stroke-dash="Fine_20_Dashed" svg:stroke-width="0.6cm" svg:stroke-color="#ff0000" draw:marker-start-width="2cm" draw:marker-end-width="2cm" draw:fill="none" draw:textarea-vertical-align="middle" fo:padding-top="0.425cm" fo:padding-bottom="0.425cm" fo:padding-left="0.55cm" fo:padding-right="0.55cm"/>
    </style:style>
    <style:style style:name="gr5" style:family="graphic" style:parent-style-name="objectwithoutfill">
      <style:graphic-properties draw:stroke="dash" draw:stroke-dash="Fine_20_Dashed" svg:stroke-width="0.6cm" svg:stroke-color="#00cccc" draw:marker-start-width="2cm" draw:marker-end-width="2cm" draw:fill="none" draw:textarea-vertical-align="middle" fo:padding-top="0.425cm" fo:padding-bottom="0.425cm" fo:padding-left="0.55cm" fo:padding-right="0.55cm"/>
    </style:style>
    <style:style style:name="gr6" style:family="graphic" style:parent-style-name="standard">
      <style:graphic-properties draw:stroke="none" draw:fill="none" fo:min-height="1.581cm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60pt" fo:font-weight="bold" style:font-size-asian="60pt" style:font-weight-asian="bold" style:font-size-complex="60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2.5cm" svg:y1="4.4cm" svg:x2="10.1cm" svg:y2="4.4cm">
          <text:p/>
        </draw:line>
        <draw:frame draw:style-name="gr2" draw:text-style-name="P2" draw:layer="layout" svg:width="13.2cm" svg:height="2.618cm" svg:x="12.3cm" svg:y="3.4cm">
          <draw:text-box>
            <text:p text:style-name="P2"><text:span text:style-name="T1">1st quartile </text:span></text:p>
          </draw:text-box>
        </draw:frame>
        <draw:line draw:style-name="gr3" draw:text-style-name="P1" draw:layer="layout" svg:x1="2.425cm" svg:y1="8.6cm" svg:x2="10.025cm" svg:y2="8.6cm">
          <text:p/>
        </draw:line>
        <draw:frame draw:style-name="gr2" draw:text-style-name="P2" draw:layer="layout" svg:width="13.2cm" svg:height="2.618cm" svg:x="12.225cm" svg:y="7.6cm">
          <draw:text-box>
            <text:p text:style-name="P2"><text:span text:style-name="T1">Median</text:span></text:p>
          </draw:text-box>
        </draw:frame>
        <draw:line draw:style-name="gr4" draw:text-style-name="P1" draw:layer="layout" svg:x1="2.425cm" svg:y1="12.8cm" svg:x2="10.025cm" svg:y2="12.8cm">
          <text:p/>
        </draw:line>
        <draw:frame draw:style-name="gr2" draw:text-style-name="P2" draw:layer="layout" svg:width="13.2cm" svg:height="2.618cm" svg:x="12.225cm" svg:y="11.8cm">
          <draw:text-box>
            <text:p text:style-name="P2"><text:span text:style-name="T1">Mean</text:span></text:p>
          </draw:text-box>
        </draw:frame>
        <draw:line draw:style-name="gr5" draw:text-style-name="P1" draw:layer="layout" svg:x1="2.5cm" svg:y1="16.8cm" svg:x2="10.1cm" svg:y2="16.8cm">
          <text:p/>
        </draw:line>
        <draw:frame draw:style-name="gr6" draw:text-style-name="P2" draw:layer="layout" svg:width="12.672cm" svg:height="2.618cm" svg:x="12.328cm" svg:y="15.814cm">
          <draw:text-box>
            <text:p text:style-name="P2"><text:span text:style-name="T1">3rd quartile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men </meta:initial-creator>
    <meta:creation-date>2016-06-22T13:28:36.063261672</meta:creation-date>
    <dc:date>2016-06-22T13:52:47.943830005</dc:date>
    <dc:creator>stemen </dc:creator>
    <meta:editing-duration>PT17M29S</meta:editing-duration>
    <meta:editing-cycles>3</meta:editing-cycles>
    <meta:generator>LibreOffice/4.2.8.2$Linux_X86_64 LibreOffice_project/420m0$Build-2</meta:generator>
    <meta:document-statistic meta:object-count="31"/>
  </office:meta>
</office:document-meta>
</file>